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e412" officeooo:paragraph-rsid="0013e41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e412" officeooo:paragraph-rsid="0013e412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3e412" officeooo:paragraph-rsid="0013e41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e412" officeooo:paragraph-rsid="001c2ea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3e412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3e412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1c2ea5"/>
    </style:style>
    <style:style style:name="P9" style:family="paragraph" style:parent-style-name="Standard">
      <style:paragraph-properties fo:text-align="start" style:justify-single-word="false"/>
      <style:text-properties officeooo:paragraph-rsid="0023b78d"/>
    </style:style>
    <style:style style:name="P10" style:family="paragraph" style:parent-style-name="Standard">
      <style:paragraph-properties fo:text-align="start" style:justify-single-word="false"/>
      <style:text-properties officeooo:paragraph-rsid="0025ad7c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25ad7c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 officeooo:rsid="0013e412" style:font-weight-asian="normal" style:font-weight-complex="normal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officeooo:rsid="0023b78d" loext:padding="0cm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bold" officeooo:rsid="0023b78d" style:font-weight-asian="bold" style:font-weight-complex="bold" loext:padding="0cm" loext:border="none"/>
    </style:style>
    <style:style style:name="T5" style:family="text">
      <style:text-properties fo:font-weight="normal" officeooo:rsid="0013e412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toonGAN-Test-Pytorch-Torch</text:p>
      <text:p text:style-name="P1"/>
      <text:p text:style-name="P2">Goal:</text:p>
      <text:p text:style-name="P2"/>
      <text:p text:style-name="P3">Converting any image into cartoonist view.</text:p>
      <text:p text:style-name="P3"/>
      <text:p text:style-name="P5"><text:span text:style-name="T6">Model overview :</text:span></text:p>
      <text:p text:style-name="P5"><text:span text:style-name="T6"/></text:p>
      <text:list xml:id="list2083110423" text:style-name="L3">
        <text:list-item>
          <text:p text:style-name="P8"><text:span text:style-name="T5">Model is based on pytorch where we can load the input images and it will convert it to cartonist image.</text:span></text:p>
        </text:list-item>
        <text:list-item>
          <text:p text:style-name="P8"><text:span text:style-name="T5">Model will work on images as well as on short videos.</text:span></text:p>
        </text:list-item>
        <text:list-item>
          <text:p text:style-name="P8"><text:span text:style-name="T5">Model is also tested on custom images.</text:span></text:p>
        </text:list-item>
      </text:list>
      <text:p text:style-name="P3"/>
      <text:p text:style-name="P2">Model implementation:</text:p>
      <text:p text:style-name="P3"/>
      <text:list xml:id="list2896702208" text:style-name="L1">
        <text:list-item>
          <text:p text:style-name="P4">Clone the model : <text:a xlink:type="simple" xlink:href="https://github.com/Yijunmaverick/CartoonGAN-Test-Pytorch-Torch.git" text:style-name="Internet_20_link" text:visited-style-name="Visited_20_Internet_20_Link">https://github.com/Yijunmaverick/CartoonGAN-Test-Pytorch-Torch.git</text:a> </text:p>
        </text:list-item>
        <text:list-item>
          <text:p text:style-name="P4">Go inside the model - cd CartoonGAN-Test-Pytorch-Torch</text:p>
        </text:list-item>
        <text:list-item>
          <text:p text:style-name="P7"><text:span text:style-name="T5">The pretrained model is available for this model so we just need to download the checkpoints and pull it in the directory by runnning the following command:</text:span></text:p>
          <text:list>
            <text:list-item>
              <text:p text:style-name="P7"><text:span text:style-name="T1">sh pretrained_model/download_pth.sh</text:span></text:p>
            </text:list-item>
          </text:list>
        </text:list-item>
        <text:list-item>
          <text:p text:style-name="P7"><text:span text:style-name="T1">For testing we just need to set the directories for the results , and for testing we have to run the following command :</text:span></text:p>
          <text:list>
            <text:list-item>
              <text:p text:style-name="P7"><text:span text:style-name="Source_20_Text"><text:span text:style-name="T2">python test.py --input_dir YourImgDir --style Hosoda --gpu 0</text:span></text:span></text:p>
            </text:list-item>
          </text:list>
        </text:list-item>
      </text:list>
      <text:p text:style-name="P6"/>
      <text:p text:style-name="P10"><text:span text:style-name="Source_20_Text"><text:span text:style-name="T4">Limitation</text:span></text:span><text:span text:style-name="Source_20_Text"><text:span text:style-name="T3">:</text:span></text:span></text:p>
      <text:p text:style-name="P10"><text:span text:style-name="Source_20_Text"><text:span text:style-name="T3"/></text:span></text:p>
      <text:list xml:id="list2351551749" text:style-name="L4">
        <text:list-item>
          <text:p text:style-name="P11"><text:span text:style-name="Source_20_Text"><text:span text:style-name="T3">Model is working fine but result are not to sharp with random images specifically on human and nature images.</text:span></text:span></text:p>
        </text:list-item>
        <text:list-item>
          <text:p text:style-name="P11"><text:span text:style-name="Source_20_Text"><text:span text:style-name="T3">For image sharpen we have to use another model or we have to retrain the model accordingly which is very time taking.</text:span></text:span></text:p>
        </text:list-item>
        <text:list-item>
          <text:p text:style-name="P11"><text:span text:style-name="Source_20_Text"><text:span text:style-name="T3">There is no option available for transfer learning in model.</text:span></text:span></text:p>
        </text:list-item>
      </text:list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list xml:id="list102300668874622" text:continue-list="list2896702208" text:style-name="L1">
        <text:list-item>
          <text:list>
            <text:list-header>
              <text:p text:style-name="P7"><text:span text:style-name="Source_20_Text"><text:span text:style-name="T2"/></text:span></text:p>
            </text:list-header>
          </text:list>
        </text:list-item>
      </text:list>
      <text:p text:style-name="P12"><text:bookmark text:name="user-content-torch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0:08:12.895118888</meta:creation-date>
    <dc:date>2020-09-28T10:22:53.505791308</dc:date>
    <meta:editing-duration>PT14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92" meta:character-count="1128" meta:non-whitespace-character-count="968"/>
  </office:meta>
</office:document-meta>
</file>